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Heading_20_2">
      <style:text-properties style:font-name="Arial1" fo:font-size="14pt" style:font-size-asian="14pt" style:font-size-complex="14pt"/>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text-position="33% 80%"/>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095900848" text:id="ct2095900848">
          <text:insertion>
            <office:change-info>
              <dc:creator>Bob Jacobsen</dc:creator>
              <dc:date>2012-04-22T15:24:00</dc:date>
            </office:change-info>
          </text:insertion>
        </text:changed-region>
        <text:changed-region xml:id="ct2095575840" text:id="ct2095575840">
          <text:insertion>
            <office:change-info>
              <dc:creator>Bob Jacobsen</dc:creator>
              <dc:date>2012-04-22T15:23:00</dc:date>
            </office:change-info>
          </text:insertion>
        </text:changed-region>
        <text:changed-region xml:id="ct2095669216" text:id="ct2095669216">
          <text:insertion>
            <office:change-info>
              <dc:creator>Bob Jacobsen</dc:creator>
              <dc:date>2012-04-22T15:22:00</dc:date>
            </office:change-info>
          </text:insertion>
        </text:changed-region>
        <text:changed-region xml:id="ct2095900944" text:id="ct2095900944">
          <text:insertion>
            <office:change-info>
              <dc:creator>Bob Jacobsen</dc:creator>
              <dc:date>2012-04-22T15:23:00</dc:date>
            </office:change-info>
          </text:insertion>
        </text:changed-region>
        <text:changed-region xml:id="ct2095669312" text:id="ct2095669312">
          <text:insertion>
            <office:change-info>
              <dc:creator>Bob Jacobsen</dc:creator>
              <dc:date>2012-04-22T15:24:00</dc:date>
            </office:change-info>
          </text:insertion>
        </text:changed-region>
        <text:changed-region xml:id="ct2093395792" text:id="ct2093395792">
          <text:insertion>
            <office:change-info>
              <dc:creator>Bob Jacobsen</dc:creator>
              <dc:date>2012-04-22T15:21:00</dc:date>
            </office:change-info>
          </text:insertion>
        </text:changed-region>
        <text:changed-region xml:id="ct1869043872" text:id="ct1869043872">
          <text:deletion>
            <office:change-info>
              <dc:creator>Bob Jacobsen</dc:creator>
              <dc:date>2012-04-22T15:21:00</dc:date>
            </office:change-info>
            <text:p text:style-name="Standard"><text:s/></text:p>
          </text:deletion>
        </text:changed-region>
        <text:changed-region xml:id="ct2028887232" text:id="ct2028887232">
          <text:insertion>
            <office:change-info>
              <dc:creator>Bob Jacobsen</dc:creator>
              <dc:date>2012-04-22T15:21:00</dc:date>
            </office:change-info>
          </text:insertion>
        </text:changed-region>
        <text:changed-region xml:id="ct-2032998912" text:id="ct-2032998912">
          <text:deletion>
            <office:change-info>
              <dc:creator>Bob Jacobsen</dc:creator>
              <dc:date>2012-04-22T15:21:00</dc:date>
            </office:change-info>
            <text:p text:style-name="Standard">s </text:p>
          </text:deletion>
        </text:changed-region>
        <text:changed-region xml:id="ct2027990848" text:id="ct2027990848">
          <text:insertion>
            <office:change-info>
              <dc:creator>Bob Jacobsen</dc:creator>
              <dc:date>2012-04-22T15:22:00</dc:date>
            </office:change-info>
          </text:insertion>
        </text:changed-region>
        <text:changed-region xml:id="ct418871360" text:id="ct418871360">
          <text:insertion>
            <office:change-info>
              <dc:creator>Bob Jacobsen</dc:creator>
              <dc:date>2012-05-14T07:48:00</dc:date>
            </office:change-info>
          </text:insertion>
        </text:changed-region>
        <text:changed-region xml:id="ct2028914528" text:id="ct2028914528">
          <text:insertion>
            <office:change-info>
              <dc:creator>Bob Jacobsen</dc:creator>
              <dc:date>2012-05-14T07:49:00</dc:date>
            </office:change-info>
          </text:insertion>
        </text:changed-region>
        <text:changed-region xml:id="ct2093630688" text:id="ct2093630688">
          <text:insertion>
            <office:change-info>
              <dc:creator>Bob Jacobsen</dc:creator>
              <dc:date>2012-05-14T0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ye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change-start text:change-id="ct2095900848"/></text:p>
      <text:p text:style-name="Standard"><text:change-end text:change-id="ct2095900848"/><text:change-start text:change-id="ct2095575840"/>Although <text:change-end text:change-id="ct2095575840"/><text:change-start text:change-id="ct2095669216"/>“first bit” properly denotes the most-significant bit of the field<text:change-end text:change-id="ct2095669216"/><text:change-start text:change-id="ct2095900944"/> being discussed, “second bit” refers to the bit adjacent to the first bit, etc<text:change-end text:change-id="ct2095900944"/><text:change-start text:change-id="ct2095669312"/>, it is better to refer to “most significant bit” rather than “first bit”.<text:change-end text:change-id="ct2095669312"/></text:p>
      <text:p text:style-name="Standard"><text:soft-page-break/>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plain ASCII 7-bit values. <text:s/>We want to retain the 0x80 bit in the first byte as a way of eventually indicating other codings. XML strings can start with a UTF BOM (either 0xEF, 0xFF or 0xFE in the 1<text:span text:style-name="T7">st</text:span> byte, since there's no need to support UTF-32BE or UTF-32LE), or the ASCII text for “&lt;?xml” which starts with 0x3C. </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text:change-start text:change-id="ct2093395792"/>-<text:change-end text:change-id="ct2093395792"/><text:change text:change-id="ct1869043872"/>bit<text:change-start text:change-id="ct2028887232"/> nibbles<text:change-end text:change-id="ct2028887232"/><text:change text:change-id="ct-2032998912"/><text:change-start text:change-id="ct2027990848"/> <text:change-end text:change-id="ct2027990848"/>in binary (0b1000,0000). Do not put a space after the comma. <text:change-start text:change-id="ct418871360"/></text:p>
      <text:p text:style-name="Standard">Byte sequences, including both Unique ID (node ID) and Event ID values, should be shown in dotted-hex format e.g. “01.AB.34.01.CD.E3<text:change-end text:change-id="ct418871360"/><text:change-start text:change-id="ct2028914528"/>”. It's recommended that leading zeros be provided on output, but not required on input. <text:s/>Dotted-<text:change-end text:change-id="ct2028914528"/><text:change-start text:change-id="ct2093630688"/>decimal should not be used unless it's made very clear that that is the case.<text:change-end text:change-id="ct2093630688"/></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text:soft-page-break/>“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6" text:outline-level="2"><text:span text:style-name="T5">Presentation of a OpenLCB </text:span><text:span text:style-name="T6">message</text:span></text:h>
      <text:p text:style-name="Standard">OpenLCB messages are described in this format:</text:p>
      <text:p text:style-name="P10">Message Type Indicator: The 16-bit value, typically in hex notation, of the full MTI</text:p>
      <text:p text:style-name="P10">Destination address present: Whether this message includes <text:span text:style-name="T4">a destination address for a specific node. If no, the message is global.</text:span></text:p>
      <text:p text:style-name="P10">Simple subset: Whether the message is included in the “simple node subset” (defined where?)</text:p>
      <text:p text:style-name="P10">Priority group: A number from 0 to 3 that describes <text:span text:style-name="T4">the</text:span> line priority of the message; 0 can be sent before 3.</text:p>
      <text:p text:style-name="P10">Content: Description of data bytes, if any, included after fixed fields such as MTI and destination address.</text:p>
      <text:p text:style-name="P11">CAN frame format: Typical CAN frame, including header and data bytes. <text:s/>Source node ID alias is represented by “sss”. <text:s/>Destination node ID alias, if present, is represented by “ddd”.</text:p>
      <text:p text:style-name="P9">Note that this information is not completely independent. <text:s/>The MTI value depends on simple subset, priority subgroup, etc, values. We present the full set, at some risk of inconsistency, to make it easier to understand the containing Standard.</text:p>
      <text:p text:style-name="P9">For more information, see the various “Message Networking” Standards and Technical Notes.</text:p>
      <text:p text:style-name="P9">Example:</text:p>
      <text:p text:style-name="P10">Message Type Indicator: 0x32F4</text:p>
      <text:p text:style-name="P10">Destination address present: Yes</text:p>
      <text:p text:style-name="P10">Simple subset: Yes</text:p>
      <text:p text:style-name="P10">Priority group: 1</text:p>
      <text:p text:style-name="P10">Content: Six bytes containing bits identifying the OpenLCB protocols supported by the sending node; see Section 6 below for coding.</text:p>
      <text:p text:style-name="P11">CAN frame format: 0x18dd,dsss 32 E4 vv vv vv vv vv vv</text:p>
      <text:p text:style-name="P9"/>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2"><text:s/>1 Introduction<text:tab/>1</text:p>
          <text:p text:style-name="P12"><text:s/>2 Data<text:tab/>1</text:p>
          <text:p text:style-name="P13"><text:s/>2.1 Numerical representation<text:tab/>1</text:p>
          <text:p text:style-name="P13"><text:s/>2.2 Byte sequences<text:tab/>1</text:p>
          <text:p text:style-name="P13"><text:s/>2.3 Bit sequences<text:tab/>1</text:p>
          <text:p text:style-name="P13"><text:s/>2.4 Strings<text:tab/>2</text:p>
          <text:p text:style-name="P12"><text:s/>3 Presentation<text:tab/>2</text:p>
          <text:p text:style-name="P13"><text:s/>3.1 Presentation of CAN Quantities<text:tab/>2</text:p>
          <text:p text:style-name="P13"><text:s/>3.2 Presentation of a OpenLCB message<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2-05-28T16:51:32">5/28/2012</text:date></text:span></text:span></text:p>
      </style:footer>
    </style:master-page>
    <style:master-page style:name="First_20_Page" style:display-name="First Page" style:page-layout-name="Mpm2" style:next-style-name="Standard">
      <style:header>
        <text:tracked-changes>
          <text:changed-region xml:id="ct2028466448" text:id="ct2028466448">
            <text:deletion>
              <office:change-info>
                <dc:creator>Bob Jacobsen</dc:creator>
                <dc:date>2012-05-28T16:51:00</dc:date>
              </office:change-info>
              <text:p text:style-name="MP7">Preliminary</text:p>
            </text:deletion>
          </text:changed-region>
          <text:changed-region xml:id="ct2028258160" text:id="ct2028258160">
            <text:insertion>
              <office:change-info>
                <dc:creator>Bob Jacobsen</dc:creator>
                <dc:date>2012-05-28T16:5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28T16:51:32">May 28, 2012</text:date></text:p>
            </table:table-cell>
            <table:table-cell table:style-name="Table1.C1" office:value-type="string">
              <text:p text:style-name="MP7"><text:change text:change-id="ct2028466448"/><text:change-start text:change-id="ct2028258160"/>Draft<text:change-end text:change-id="ct2028258160"/></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2-05-28T16:51:32">5/28/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90</meta:editing-cycles>
    <meta:editing-duration>PT13H3M21S</meta:editing-duration>
    <meta:generator>OpenOffice.org/3.3$Unix OpenOffice.org_project/330m20$Build-9567</meta:generator>
    <dc:date>2012-05-28T16:51:32</dc:date>
    <dc:creator>Bob Jacobsen</dc:creator>
    <meta:keyword>Common Information</meta:keyword>
    <meta:document-statistic meta:table-count="1" meta:image-count="1" meta:object-count="0" meta:page-count="4" meta:paragraph-count="73" meta:word-count="1100" meta:character-count="6656"/>
    <meta:user-defined meta:name="Info 1"/>
    <meta:user-defined meta:name="Info 2"/>
    <meta:user-defined meta:name="Info 3"/>
    <meta:user-defined meta:name="Info 4"/>
  </office:meta>
</office:document-meta>
</file>